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a6a6"/>
    </style:style>
    <style:style style:name="ce5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金額</text:p>
          </table:table-cell>
          <table:table-cell table:style-name="ce1" office:value-type="float" office:value="123456" calcext:value-type="float">
            <text:p>123456</text:p>
          </table:table-cell>
          <table:table-cell table:style-name="ce5" office:value-type="string" calcext:value-type="string" table:number-columns-spanned="2" table:number-rows-spanned="1">
            <text:p>最小支払枚数</text:p>
          </table:table-cell>
          <table:covered-table-cell table:style-name="ce1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枚数</text:p>
          </table:table-cell>
          <table:table-cell table:style-name="ce1" office:value-type="string" calcext:value-type="string">
            <text:p>金額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9">
            <text:p>金種</text:p>
          </table:table-cell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table:formula="of:=[.C6]*[.D6]" office:value-type="float" office:value="120000" calcext:value-type="float">
            <text:p>120000</text:p>
          </table:table-cell>
        </table:table-row>
        <table:table-row table:style-name="ro1">
          <table:table-cell/>
          <table:covered-table-cell/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formula="of:=[.C7]*[.D7]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table:formula="of:=[.C8]*[.D8]" office:value-type="float" office:value="3000" calcext:value-type="float">
            <text:p>3000</text:p>
          </table:table-cell>
        </table:table-row>
        <table:table-row table:style-name="ro1">
          <table:table-cell/>
          <table:covered-table-cell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[.C9]*[.D9]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C10]*[.D10]" office:value-type="float" office:value="400" calcext:value-type="float">
            <text:p>400</text:p>
          </table:table-cell>
        </table:table-row>
        <table:table-row table:style-name="ro1">
          <table:table-cell/>
          <table:covered-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50" calcext:value-type="float">
            <text:p>50</text:p>
          </table:table-cell>
        </table:table-row>
        <table:table-row table:style-name="ro1">
          <table:table-cell/>
          <table:covered-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2]*[.D12]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3]*[.D13]" office:value-type="float" office:value="5" calcext:value-type="float">
            <text:p>5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table:formula="of:=[.C14]*[.D1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合計</text:p>
          </table:table-cell>
          <table:covered-table-cell table:style-name="ce4"/>
          <table:table-cell table:style-name="ce4" table:formula="of:=SUM([.D6:.D14])" office:value-type="float" office:value="22" calcext:value-type="float">
            <text:p>22</text:p>
          </table:table-cell>
          <table:table-cell table:style-name="ce4" table:formula="of:=SUM([.E6:.E14])" office:value-type="float" office:value="123456" calcext:value-type="float">
            <text:p>12345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制約条件</text:p>
          </table:table-cell>
          <table:table-cell office:value-type="string" calcext:value-type="string">
            <text:p>C4=E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変化させる値</text:p>
          </table:table-cell>
          <table:table-cell office:value-type="string" calcext:value-type="string">
            <text:p>D6:D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目標値</text:p>
          </table:table-cell>
          <table:table-cell office:value-type="string" calcext:value-type="string">
            <text:p>D15の最小値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00/00/00</text:date>, <text:time style:data-style-name="N2" text:time-value="14:01:18.63968530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12:44:03.044914763</meta:creation-date>
    <meta:generator>LibreOffice/6.1.5.2$Linux_ARM_EABI LibreOffice_project/10$Build-2</meta:generator>
    <dc:date>2020-10-13T14:26:02.260968747</dc:date>
    <meta:editing-duration>PT40M57S</meta:editing-duration>
    <meta:editing-cycles>5</meta:editing-cycles>
    <meta:document-statistic meta:table-count="1" meta:cell-count="42" meta:object-count="0"/>
  </office:meta>
</office:document-meta>
</file>